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_20_Spacing">
      <style:paragraph-properties fo:text-align="justify" style:justify-single-word="false"/>
    </style:style>
    <style:style style:name="P2" style:family="paragraph" style:parent-style-name="No_20_Spacing">
      <style:paragraph-properties fo:text-align="justify" style:justify-single-word="false"/>
      <style:text-properties officeooo:rsid="00230d22" officeooo:paragraph-rsid="00230d22"/>
    </style:style>
    <style:style style:name="P3" style:family="paragraph" style:parent-style-name="No_20_Spacing">
      <style:paragraph-properties fo:text-align="justify" style:justify-single-word="false"/>
      <style:text-properties officeooo:rsid="00230d22" officeooo:paragraph-rsid="0024ae90"/>
    </style:style>
    <style:style style:name="P4" style:family="paragraph" style:parent-style-name="No_20_Spacing">
      <style:paragraph-properties fo:text-align="justify" style:justify-single-word="false"/>
      <style:text-properties officeooo:rsid="00230d22" officeooo:paragraph-rsid="0026105c"/>
    </style:style>
    <style:style style:name="P5" style:family="paragraph" style:parent-style-name="No_20_Spacing">
      <style:paragraph-properties fo:text-align="justify" style:justify-single-word="false"/>
      <style:text-properties officeooo:rsid="00230d22" officeooo:paragraph-rsid="002a5e66"/>
    </style:style>
    <style:style style:name="P6" style:family="paragraph" style:parent-style-name="No_20_Spacing">
      <style:paragraph-properties fo:text-align="justify" style:justify-single-word="false"/>
      <style:text-properties officeooo:rsid="00230d22" officeooo:paragraph-rsid="0057def6"/>
    </style:style>
    <style:style style:name="P7" style:family="paragraph" style:parent-style-name="No_20_Spacing">
      <style:paragraph-properties fo:text-align="justify" style:justify-single-word="false"/>
      <style:text-properties officeooo:rsid="00230d22" officeooo:paragraph-rsid="005a3bb7"/>
    </style:style>
    <style:style style:name="P8" style:family="paragraph" style:parent-style-name="No_20_Spacing">
      <style:paragraph-properties fo:text-align="justify" style:justify-single-word="false"/>
      <style:text-properties fo:color="#996600" officeooo:rsid="00230d22" officeooo:paragraph-rsid="0045476e"/>
    </style:style>
    <style:style style:name="P9" style:family="paragraph" style:parent-style-name="No_20_Spacing">
      <style:paragraph-properties fo:text-align="justify" style:justify-single-word="false"/>
      <style:text-properties officeooo:rsid="00530292" officeooo:paragraph-rsid="00530292"/>
    </style:style>
    <style:style style:name="P10" style:family="paragraph" style:parent-style-name="No_20_Spacing">
      <style:paragraph-properties fo:text-align="justify" style:justify-single-word="false"/>
      <style:text-properties fo:font-weight="bold" officeooo:rsid="00530292" officeooo:paragraph-rsid="00530292" style:font-weight-asian="bold" style:font-weight-complex="bold"/>
    </style:style>
    <style:style style:name="P11" style:family="paragraph" style:parent-style-name="No_20_Spacing">
      <style:paragraph-properties fo:text-align="justify" style:justify-single-word="false"/>
      <style:text-properties officeooo:rsid="0056517d" officeooo:paragraph-rsid="0056517d"/>
    </style:style>
    <style:style style:name="P12" style:family="paragraph" style:parent-style-name="Standard">
      <style:paragraph-properties fo:text-align="justify" style:justify-single-word="false"/>
      <style:text-properties officeooo:rsid="00230d22" officeooo:paragraph-rsid="003e7eb3"/>
    </style:style>
    <style:style style:name="P13" style:family="paragraph" style:parent-style-name="Standard">
      <style:paragraph-properties fo:text-align="justify" style:justify-single-word="false"/>
      <style:text-properties fo:font-weight="bold" officeooo:rsid="003f66c6" officeooo:paragraph-rsid="0045476e" style:font-weight-asian="bold" style:font-weight-complex="bold"/>
    </style:style>
    <style:style style:name="P14" style:family="paragraph" style:parent-style-name="Standard">
      <style:paragraph-properties fo:text-align="justify" style:justify-single-word="false"/>
      <style:text-properties fo:font-weight="bold" officeooo:rsid="0040af6f" officeooo:paragraph-rsid="0040af6f" style:font-weight-asian="bold" style:font-weight-complex="bold"/>
    </style:style>
    <style:style style:name="P15" style:family="paragraph" style:parent-style-name="Standard">
      <style:paragraph-properties fo:text-align="justify" style:justify-single-word="false"/>
      <style:text-properties fo:font-weight="bold" officeooo:rsid="00439d28" officeooo:paragraph-rsid="005ace38" style:font-weight-asian="bold" style:font-weight-complex="bold"/>
    </style:style>
    <style:style style:name="P16" style:family="paragraph" style:parent-style-name="Standard">
      <style:paragraph-properties fo:text-align="justify" style:justify-single-word="false"/>
      <style:text-properties officeooo:rsid="00439d28" officeooo:paragraph-rsid="00439d28"/>
    </style:style>
    <style:style style:name="P17" style:family="paragraph" style:parent-style-name="Standard">
      <style:paragraph-properties fo:text-align="justify" style:justify-single-word="false"/>
      <style:text-properties officeooo:rsid="00439d28" officeooo:paragraph-rsid="004403d1"/>
    </style:style>
    <style:style style:name="P18" style:family="paragraph" style:parent-style-name="Standard">
      <style:paragraph-properties fo:text-align="justify" style:justify-single-word="false"/>
      <style:text-properties officeooo:rsid="00489239" officeooo:paragraph-rsid="00489239"/>
    </style:style>
    <style:style style:name="P19" style:family="paragraph" style:parent-style-name="Standard">
      <style:paragraph-properties fo:text-align="justify" style:justify-single-word="false"/>
      <style:text-properties fo:font-weight="normal" officeooo:rsid="005aecc7" officeooo:paragraph-rsid="005aecc7" style:font-weight-asian="normal" style:font-weight-complex="normal"/>
    </style:style>
    <style:style style:name="P20" style:family="paragraph" style:parent-style-name="Text_20_body">
      <style:paragraph-properties fo:text-align="justify" style:justify-single-word="false"/>
      <style:text-properties officeooo:rsid="00530292" officeooo:paragraph-rsid="0056517d"/>
    </style:style>
    <style:style style:name="P21"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530292" officeooo:paragraph-rsid="00530292" style:text-blinking="false" fo:background-color="transparent"/>
    </style:style>
    <style:style style:name="P22"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3" style:family="paragraph" style:parent-style-name="Standard" style:list-style-name="L1">
      <style:paragraph-properties fo:text-align="justify" style:justify-single-word="false"/>
      <style:text-properties officeooo:rsid="00489239" officeooo:paragraph-rsid="00489239"/>
    </style:style>
    <style:style style:name="P24" style:family="paragraph" style:parent-style-name="Standard" style:list-style-name="L1">
      <style:paragraph-properties fo:text-align="justify" style:justify-single-word="false"/>
      <style:text-properties officeooo:rsid="004e1223" officeooo:paragraph-rsid="0052c3c6"/>
    </style:style>
    <style:style style:name="P25" style:family="paragraph" style:parent-style-name="Standard" style:list-style-name="L1">
      <style:paragraph-properties fo:text-align="justify" style:justify-single-word="false"/>
      <style:text-properties officeooo:rsid="0052c3c6" officeooo:paragraph-rsid="0052c3c6"/>
    </style:style>
    <style:style style:name="P26" style:family="paragraph" style:parent-style-name="Standard" style:list-style-name="L1">
      <style:paragraph-properties fo:text-align="justify" style:justify-single-word="false"/>
      <style:text-properties officeooo:rsid="004a4ba0" officeooo:paragraph-rsid="0052c3c6"/>
    </style:style>
    <style:style style:name="P27" style:family="paragraph" style:parent-style-name="Standard" style:list-style-name="L1">
      <style:paragraph-properties fo:text-align="justify" style:justify-single-word="false"/>
      <style:text-properties officeooo:rsid="004a4ba0" officeooo:paragraph-rsid="004fb511"/>
    </style:style>
    <style:style style:name="P28" style:family="paragraph" style:parent-style-name="Standard" style:list-style-name="L1">
      <style:paragraph-properties fo:text-align="justify" style:justify-single-word="false"/>
      <style:text-properties officeooo:rsid="004a4ba0" officeooo:paragraph-rsid="004a4ba0"/>
    </style:style>
    <style:style style:name="P29" style:family="paragraph" style:parent-style-name="Standard" style:list-style-name="L1">
      <style:paragraph-properties fo:text-align="justify" style:justify-single-word="false"/>
      <style:text-properties officeooo:rsid="004bcd63" officeooo:paragraph-rsid="004bcd63"/>
    </style:style>
    <style:style style:name="P30" style:family="paragraph" style:parent-style-name="Standard" style:list-style-name="L1">
      <style:paragraph-properties fo:text-align="justify" style:justify-single-word="false"/>
      <style:text-properties officeooo:rsid="00517d11" officeooo:paragraph-rsid="00517d11"/>
    </style:style>
    <style:style style:name="P31" style:family="paragraph" style:parent-style-name="Standard">
      <style:paragraph-properties fo:text-align="justify" style:justify-single-word="false"/>
      <style:text-properties fo:font-weight="bold" officeooo:rsid="005ace38" officeooo:paragraph-rsid="005ace38" style:font-weight-asian="bold" style:font-weight-complex="bold"/>
    </style:style>
    <style:style style:name="P32" style:family="paragraph" style:parent-style-name="Standard">
      <style:paragraph-properties fo:text-align="justify" style:justify-single-word="false"/>
      <style:text-properties officeooo:rsid="003f66c6" officeooo:paragraph-rsid="003f66c6"/>
    </style:style>
    <style:style style:name="P33" style:family="paragraph" style:parent-style-name="Standard">
      <style:paragraph-properties fo:text-align="justify" style:justify-single-word="false"/>
      <style:text-properties officeooo:rsid="006d0b6b" officeooo:paragraph-rsid="006d0b6b"/>
    </style:style>
    <style:style style:name="P34" style:family="paragraph" style:parent-style-name="No_20_Spacing" style:master-page-name="Standard">
      <style:paragraph-properties fo:text-align="justify" style:justify-single-word="false" style:page-number="auto"/>
      <style:text-properties fo:font-weight="bold" officeooo:rsid="00230d22" officeooo:paragraph-rsid="002a5e66" style:font-weight-asian="bold" style:font-weight-complex="bold"/>
    </style:style>
    <style:style style:name="P35" style:family="paragraph" style:parent-style-name="No_20_Spacing">
      <style:paragraph-properties fo:text-align="justify" style:justify-single-word="false"/>
      <style:text-properties officeooo:rsid="0026105c" officeooo:paragraph-rsid="006b1628"/>
    </style:style>
    <style:style style:name="P36" style:family="paragraph" style:parent-style-name="No_20_Spacing">
      <style:paragraph-properties fo:text-align="justify" style:justify-single-word="false"/>
      <style:text-properties fo:color="#996600" fo:font-weight="bold" officeooo:rsid="002debb3" officeooo:paragraph-rsid="0045476e" style:font-weight-asian="bold" style:font-weight-complex="bold"/>
    </style:style>
    <style:style style:name="P37" style:family="paragraph" style:parent-style-name="No_20_Spacing" style:list-style-name="WWNum1">
      <style:paragraph-properties fo:text-align="justify" style:justify-single-word="false"/>
      <style:text-properties fo:color="#996600" officeooo:rsid="001a7c60" officeooo:paragraph-rsid="001ef8b2"/>
    </style:style>
    <style:style style:name="P38" style:family="paragraph" style:parent-style-name="No_20_Spacing">
      <style:paragraph-properties fo:text-align="justify" style:justify-single-word="false"/>
      <style:text-properties fo:font-weight="bold" officeooo:rsid="0057def6" officeooo:paragraph-rsid="0057def6" style:font-weight-asian="bold" style:font-weight-complex="bold"/>
    </style:style>
    <style:style style:name="P39" style:family="paragraph" style:parent-style-name="No_20_Spacing" style:list-style-name="L2">
      <style:paragraph-properties fo:text-align="justify" style:justify-single-word="false"/>
      <style:text-properties officeooo:rsid="00230d22" officeooo:paragraph-rsid="0057def6"/>
    </style:style>
    <style:style style:name="P40" style:family="paragraph" style:parent-style-name="No_20_Spacing">
      <style:paragraph-properties fo:text-align="justify" style:justify-single-word="false"/>
      <style:text-properties officeooo:rsid="005a3bb7" officeooo:paragraph-rsid="005a3bb7"/>
    </style:style>
    <style:style style:name="P41" style:family="paragraph" style:parent-style-name="No_20_Spacing" style:list-style-name="L3">
      <style:paragraph-properties fo:text-align="justify" style:justify-single-word="false"/>
      <style:text-properties officeooo:rsid="005a3bb7" officeooo:paragraph-rsid="005a3bb7"/>
    </style:style>
    <style:style style:name="P42" style:family="paragraph" style:parent-style-name="No_20_Spacing" style:list-style-name="WWNum1">
      <style:paragraph-properties fo:text-align="justify" style:justify-single-word="false"/>
    </style:style>
    <style:style style:name="P43" style:family="paragraph" style:parent-style-name="No_20_Spacing" style:list-style-name="WWNum1">
      <style:paragraph-properties fo:text-align="justify" style:justify-single-word="false"/>
      <style:text-properties officeooo:paragraph-rsid="000b4269"/>
    </style:style>
    <style:style style:name="P44" style:family="paragraph" style:parent-style-name="No_20_Spacing">
      <style:paragraph-properties fo:text-align="justify" style:justify-single-word="false"/>
      <style:text-properties officeooo:paragraph-rsid="00696985"/>
    </style:style>
    <style:style style:name="P45" style:family="paragraph" style:parent-style-name="No_20_Spacing" style:list-style-name="L4">
      <style:paragraph-properties fo:text-align="justify" style:justify-single-word="false"/>
      <style:text-properties officeooo:paragraph-rsid="00696985"/>
    </style:style>
    <style:style style:name="P46" style:family="paragraph" style:parent-style-name="No_20_Spacing" style:list-style-name="L4">
      <style:paragraph-properties fo:text-align="justify" style:justify-single-word="false"/>
      <style:text-properties officeooo:paragraph-rsid="006aa346"/>
    </style:style>
    <style:style style:name="P47" style:family="paragraph" style:parent-style-name="No_20_Spacing" style:list-style-name="L5">
      <style:paragraph-properties fo:text-align="justify" style:justify-single-word="false"/>
      <style:text-properties officeooo:paragraph-rsid="006b1628"/>
    </style:style>
    <style:style style:name="P48" style:family="paragraph" style:parent-style-name="No_20_Spacing" style:list-style-name="WWNum1">
      <style:paragraph-properties fo:text-align="justify" style:justify-single-word="false"/>
      <style:text-properties officeooo:rsid="001a7c60" officeooo:paragraph-rsid="001a7c60"/>
    </style:style>
    <style:style style:name="P49" style:family="paragraph" style:parent-style-name="No_20_Spacing" style:list-style-name="WWNum1">
      <style:paragraph-properties fo:text-align="justify" style:justify-single-word="false"/>
      <style:text-properties officeooo:rsid="001a7c60" officeooo:paragraph-rsid="001ef8b2"/>
    </style:style>
    <style:style style:name="P50" style:family="paragraph" style:parent-style-name="No_20_Spacing" style:list-style-name="WWNum1">
      <style:paragraph-properties fo:text-align="justify" style:justify-single-word="false"/>
      <style:text-properties officeooo:rsid="001a7c60" officeooo:paragraph-rsid="0021edaf"/>
    </style:style>
    <style:style style:name="P51" style:family="paragraph" style:parent-style-name="No_20_Spacing" style:list-style-name="WWNum1">
      <style:paragraph-properties fo:text-align="justify" style:justify-single-word="false"/>
      <style:text-properties officeooo:rsid="001c5d0e" officeooo:paragraph-rsid="001c5d0e"/>
    </style:style>
    <style:style style:name="P52" style:family="paragraph" style:parent-style-name="No_20_Spacing" style:list-style-name="WWNum1">
      <style:paragraph-properties fo:text-align="justify" style:justify-single-word="false"/>
      <style:text-properties officeooo:rsid="0007e125" officeooo:paragraph-rsid="0007e125"/>
    </style:style>
    <style:style style:name="P53" style:family="paragraph" style:parent-style-name="No_20_Spacing" style:list-style-name="WWNum1">
      <style:paragraph-properties fo:text-align="justify" style:justify-single-word="false"/>
      <style:text-properties officeooo:rsid="0007e125" officeooo:paragraph-rsid="000981b5"/>
    </style:style>
    <style:style style:name="P54" style:family="paragraph" style:parent-style-name="No_20_Spacing" style:list-style-name="WWNum1">
      <style:paragraph-properties fo:text-align="justify" style:justify-single-word="false"/>
      <style:text-properties officeooo:rsid="000f0376" officeooo:paragraph-rsid="0010f38a"/>
    </style:style>
    <style:style style:name="P55" style:family="paragraph" style:parent-style-name="No_20_Spacing" style:list-style-name="WWNum1">
      <style:paragraph-properties fo:text-align="justify" style:justify-single-word="false"/>
      <style:text-properties officeooo:rsid="000f0376" officeooo:paragraph-rsid="000f0376"/>
    </style:style>
    <style:style style:name="P56" style:family="paragraph" style:parent-style-name="No_20_Spacing" style:list-style-name="WWNum1">
      <style:paragraph-properties fo:text-align="justify" style:justify-single-word="false"/>
      <style:text-properties officeooo:rsid="000b4269" officeooo:paragraph-rsid="000b4269"/>
    </style:style>
    <style:style style:name="P57" style:family="paragraph" style:parent-style-name="No_20_Spacing" style:list-style-name="L4">
      <style:paragraph-properties fo:text-align="justify" style:justify-single-word="false"/>
      <style:text-properties officeooo:rsid="006dc525" officeooo:paragraph-rsid="006dc525"/>
    </style:style>
    <style:style style:name="P58"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530292" officeooo:paragraph-rsid="00530292" style:text-blinking="false" fo:background-color="transparent" style:font-weight-asian="normal" style:font-weight-complex="normal"/>
    </style:style>
    <style:style style:name="T1" style:family="text">
      <style:text-properties style:text-position="super 58%"/>
    </style:style>
    <style:style style:name="T2" style:family="text">
      <style:text-properties style:text-position="super 58%" fo:font-weight="normal" officeooo:rsid="0024ae90" style:font-weight-asian="normal" style:font-weight-complex="normal"/>
    </style:style>
    <style:style style:name="T3" style:family="text">
      <style:text-properties officeooo:rsid="0003a15c"/>
    </style:style>
    <style:style style:name="T4" style:family="text">
      <style:text-properties officeooo:rsid="0005445e"/>
    </style:style>
    <style:style style:name="T5" style:family="text">
      <style:text-properties officeooo:rsid="000981b5"/>
    </style:style>
    <style:style style:name="T6" style:family="text">
      <style:text-properties officeooo:rsid="000cdcdf"/>
    </style:style>
    <style:style style:name="T7" style:family="text">
      <style:text-properties fo:color="#996600" officeooo:rsid="000cdcdf"/>
    </style:style>
    <style:style style:name="T8" style:family="text">
      <style:text-properties officeooo:rsid="000da669"/>
    </style:style>
    <style:style style:name="T9" style:family="text">
      <style:text-properties officeooo:rsid="0010f38a"/>
    </style:style>
    <style:style style:name="T10" style:family="text">
      <style:text-properties officeooo:rsid="00116a87"/>
    </style:style>
    <style:style style:name="T11" style:family="text">
      <style:text-properties officeooo:rsid="0012932b"/>
    </style:style>
    <style:style style:name="T12" style:family="text">
      <style:text-properties officeooo:rsid="00146c23"/>
    </style:style>
    <style:style style:name="T13" style:family="text">
      <style:text-properties officeooo:rsid="0015cdb9"/>
    </style:style>
    <style:style style:name="T14" style:family="text">
      <style:text-properties officeooo:rsid="00166052"/>
    </style:style>
    <style:style style:name="T15" style:family="text">
      <style:text-properties officeooo:rsid="001d5817"/>
    </style:style>
    <style:style style:name="T16" style:family="text">
      <style:text-properties officeooo:rsid="001ef8b2"/>
    </style:style>
    <style:style style:name="T17" style:family="text">
      <style:text-properties officeooo:rsid="0021edaf"/>
    </style:style>
    <style:style style:name="T18" style:family="text">
      <style:text-properties officeooo:rsid="0021f7e6"/>
    </style:style>
    <style:style style:name="T19" style:family="text">
      <style:text-properties officeooo:rsid="0026105c"/>
    </style:style>
    <style:style style:name="T20" style:family="text">
      <style:text-properties officeooo:rsid="002a5e66"/>
    </style:style>
    <style:style style:name="T21" style:family="text">
      <style:text-properties officeooo:rsid="002d22ca"/>
    </style:style>
    <style:style style:name="T22" style:family="text">
      <style:text-properties fo:font-weight="bold" style:font-weight-asian="bold" style:font-weight-complex="bold"/>
    </style:style>
    <style:style style:name="T23" style:family="text">
      <style:text-properties fo:font-weight="bold" officeooo:rsid="002f37eb" style:font-weight-asian="bold" style:font-weight-complex="bold"/>
    </style:style>
    <style:style style:name="T24" style:family="text">
      <style:text-properties fo:font-weight="bold" officeooo:rsid="00353684" style:font-weight-asian="bold" style:font-weight-complex="bold"/>
    </style:style>
    <style:style style:name="T25" style:family="text">
      <style:text-properties fo:font-weight="bold" officeooo:rsid="002debb3" style:font-weight-asian="bold" style:font-weight-complex="bold"/>
    </style:style>
    <style:style style:name="T26" style:family="text">
      <style:text-properties officeooo:rsid="002debb3"/>
    </style:style>
    <style:style style:name="T27" style:family="text">
      <style:text-properties officeooo:rsid="003a5702"/>
    </style:style>
    <style:style style:name="T28" style:family="text">
      <style:text-properties officeooo:rsid="003af8bb"/>
    </style:style>
    <style:style style:name="T29" style:family="text">
      <style:text-properties fo:font-weight="normal" officeooo:rsid="0024ae90" style:font-weight-asian="normal" style:font-weight-complex="normal"/>
    </style:style>
    <style:style style:name="T30" style:family="text">
      <style:text-properties fo:color="#000000"/>
    </style:style>
    <style:style style:name="T31" style:family="text">
      <style:text-properties fo:color="#000000" officeooo:rsid="0024ae90"/>
    </style:style>
    <style:style style:name="T32" style:family="text">
      <style:text-properties officeooo:rsid="0041b5c7"/>
    </style:style>
    <style:style style:name="T33" style:family="text">
      <style:text-properties officeooo:rsid="004403d1"/>
    </style:style>
    <style:style style:name="T34" style:family="text">
      <style:text-properties officeooo:rsid="0046e8c0"/>
    </style:style>
    <style:style style:name="T35" style:family="text">
      <style:text-properties officeooo:rsid="00489239"/>
    </style:style>
    <style:style style:name="T3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weight-asian="normal" style:font-weight-complex="normal"/>
    </style:style>
    <style:style style:name="T37" style:family="text">
      <style:text-properties fo:font-variant="normal" fo:text-transform="none" fo:color="#000000" style:text-line-through-style="none" style:text-line-through-type="none" style:font-name="Arial" fo:font-size="10.5pt" fo:font-style="normal" style:text-underline-style="none" fo:font-weight="normal" officeooo:rsid="0056517d" style:text-blinking="false" fo:background-color="transparent" loext:char-shading-value="0" style:font-weight-asian="normal" style:font-weight-complex="normal"/>
    </style:style>
    <style:style style:name="T38" style:family="text">
      <style:text-properties fo:font-variant="normal" fo:text-transform="none" fo:color="#000000" style:text-line-through-style="none" style:text-line-through-type="none" style:font-name="Arial" fo:font-size="10.5pt" fo:font-style="normal" style:text-underline-style="none" fo:font-weight="normal" officeooo:rsid="00600c76" style:text-blinking="false" fo:background-color="transparent" loext:char-shading-value="0" style:font-weight-asian="normal" style:font-weight-complex="normal"/>
    </style:style>
    <style:style style:name="T39" style:family="text">
      <style:text-properties fo:font-variant="normal" fo:text-transform="none" fo:color="#ff0000" style:text-line-through-style="none" style:text-line-through-type="none" style:font-name="Arial" fo:font-size="10.5pt" fo:font-style="normal" style:text-underline-style="none" fo:font-weight="normal" officeooo:rsid="0056517d" style:text-blinking="false" fo:background-color="transparent" loext:char-shading-value="0" style:font-weight-asian="normal" style:font-weight-complex="normal"/>
    </style:style>
    <style:style style:name="T40" style:family="text">
      <style:text-properties fo:color="#ff0000" officeooo:rsid="0056517d" style:font-weight-asian="normal" style:font-weight-complex="normal"/>
    </style:style>
    <style:style style:name="T41" style:family="text">
      <style:text-properties fo:color="#ff0000" fo:font-weight="bold" style:font-weight-asian="bold" style:font-weight-complex="bold"/>
    </style:style>
    <style:style style:name="T42" style:family="text">
      <style:text-properties fo:color="#ff0000" fo:font-weight="bold" officeooo:rsid="005c4e03" style:font-weight-asian="bold" style:font-weight-complex="bold"/>
    </style:style>
    <style:style style:name="T43" style:family="text">
      <style:text-properties fo:color="#ff0000" fo:font-weight="bold" officeooo:rsid="006f08a5" style:font-weight-asian="bold" style:font-weight-complex="bold"/>
    </style:style>
    <style:style style:name="T44" style:family="text">
      <style:text-properties fo:color="#ff0000" fo:font-style="normal" fo:font-weight="bold" officeooo:rsid="005c4e03" style:font-style-asian="normal" style:font-weight-asian="bold" style:font-style-complex="normal" style:font-weight-complex="bold"/>
    </style:style>
    <style:style style:name="T45" style:family="text">
      <style:text-properties fo:color="#ff0000" fo:font-style="normal" fo:font-weight="bold" officeooo:rsid="00664227" style:font-style-asian="normal" style:font-weight-asian="bold" style:font-style-complex="normal" style:font-weight-complex="bold"/>
    </style:style>
    <style:style style:name="T46" style:family="text">
      <style:text-properties style:font-weight-asian="normal" style:font-weight-complex="normal"/>
    </style:style>
    <style:style style:name="T47" style:family="text">
      <style:text-properties officeooo:rsid="00552873" style:font-weight-asian="normal" style:font-weight-complex="normal"/>
    </style:style>
    <style:style style:name="T48" style:family="text">
      <style:text-properties officeooo:rsid="0056517d" style:font-weight-asian="normal" style:font-weight-complex="normal"/>
    </style:style>
    <style:style style:name="T49" style:family="text">
      <style:text-properties officeooo:rsid="00575b90"/>
    </style:style>
    <style:style style:name="T50" style:family="text">
      <style:text-properties officeooo:rsid="0061e7a3"/>
    </style:style>
    <style:style style:name="T51" style:family="text">
      <style:text-properties officeooo:rsid="00626c95"/>
    </style:style>
    <style:style style:name="T52" style:family="text">
      <style:text-properties officeooo:rsid="0062e041"/>
    </style:style>
    <style:style style:name="T53" style:family="text">
      <style:text-properties officeooo:rsid="006b162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Introduce Yourself:</text:p>
      <text:p text:style-name="P5"/>
      <text:p text:style-name="P5">Thanks for giving me this opportunity <text:span text:style-name="T20">to introduce myself</text:span>.</text:p>
      <text:p text:style-name="P2"/>
      <text:p text:style-name="P2">I am Shubham Priyadarshi from Patna. <text:span text:style-name="T27">I am a Computer Science graduate (2012 passed out from National Institute of Technology, Patna).</text:span></text:p>
      <text:p text:style-name="P2"/>
      <text:p text:style-name="P44"><text:span text:style-name="T27">As far as my programming and software skills are concerned:</text:span></text:p>
      <text:list xml:id="list3353314664473762775" text:style-name="L4">
        <text:list-item>
          <text:p text:style-name="P46"><text:span text:style-name="T27">I am an all weatherd programmer in Java language and I would rate myself 9 out of 10 in Java.</text:span></text:p>
        </text:list-item>
        <text:list-item>
          <text:p text:style-name="P45"><text:span text:style-name="T27">Apart from java, I have worked in C++, Perl, Python, Shell, PHP, etc.</text:span></text:p>
        </text:list-item>
        <text:list-item>
          <text:p text:style-name="P45"><text:span text:style-name="T42">I have also made an android game named “Crazy ball danger wall” which can be found in </text:span><text:span text:style-name="Citation"><text:span text:style-name="T44">mobogenie </text:span></text:span><text:span text:style-name="Citation"><text:span text:style-name="T45">and </text:span></text:span><text:span text:style-name="T42">google play store.</text:span></text:p>
        </text:list-item>
        <text:list-item>
          <text:p text:style-name="P57"><text:span text:style-name="T41">I have also written two efficient STL containers in C++. </text:span><text:span text:style-name="T42">These containers named rs_deque and rs_ultimate have thousand of times faster insertion and deletion facility than deque if the size of container is sufficiently large.</text:span></text:p>
        </text:list-item>
      </text:list>
      <text:p text:style-name="P3"/>
      <text:p text:style-name="P35">As far as my professional experience is concerne<text:span text:style-name="T53">d:</text:span></text:p>
      <text:list xml:id="list7570537357287413725" text:style-name="L5">
        <text:list-item>
          <text:p text:style-name="P47"><text:span text:style-name="T19">in my last job, I have worked with Info Edge in naurkigulf team as lead engineer.</text:span></text:p>
        </text:list-item>
        <text:list-item>
          <text:p text:style-name="P47"><text:span text:style-name="T19">I have also worked with D. E. Shaw and <text:s/>Open Solutions as software developer.</text:span></text:p>
        </text:list-item>
      </text:list>
      <text:p text:style-name="P4"/>
      <text:p text:style-name="P12">That's all about me. Thank you for a great opportunity.</text:p>
      <text:p text:style-name="P8"><text:span text:style-name="T24">Skip this in technical interview: (</text:span><text:span text:style-name="T29">I have done my class 10</text:span><text:span text:style-name="T2">th</text:span><text:span text:style-name="T29"> from S. S. High School, Gopalganj and 12</text:span><text:span text:style-name="T2">th</text:span><text:span text:style-name="T29"> from R. J. S. College, Saran and in both I was topper of my school and the college.</text:span></text:p>
      <text:p text:style-name="P8">My hobbies are <text:span text:style-name="T19">Bike riding</text:span>. <text:span text:style-name="T28">M</text:span>y strengths are self-motivated and positive attitude, and <text:span text:style-name="T21">hard and </text:span>smart working person. <text:span text:style-name="T26">My weakness is, I am very emotional and trust people very easily. I have tried to get rid of this weakness, but you know it is difficult to improve the perfection.</text:span><text:span text:style-name="T25">)</text:span></text:p>
      <text:p text:style-name="P36"/>
      <text:p text:style-name="P13">Why this much salary?</text:p>
      <text:p text:style-name="P32">My package in last job was 14.3. I am expecting just a little hike from that.</text:p>
      <text:p text:style-name="P33">Why so small hike you expect? I think that I deserve more and I know that you will give me a decent hike seeing my performance when I will join guru.com.</text:p>
      <text:p text:style-name="P14">What work have <text:span text:style-name="T32">you</text:span> done in your last job?</text:p>
      <text:p text:style-name="P16">In my last job in Info Edge, my designation was lead engineer. I was the part of the team named Resume Manager, which was responsible for the registration of the job seeker and the management of their resume. The team was of the size 9 people. Three back end developer, three front end, and three QA guys.</text:p>
      <text:p text:style-name="P16"><text:soft-page-break/>In my team, I was basically working as the senior <text:span text:style-name="T35">back end developer</text:span> as there was one more team lead in my team who was much senior than me (around two years senior than me). He was basically leading the team.</text:p>
      <text:p text:style-name="P18">So my responsibilities there was:</text:p>
      <text:list xml:id="list3802064433581747157" text:style-name="L1">
        <text:list-item>
          <text:p text:style-name="P23">to contribute in the back end development work,</text:p>
        </text:list-item>
        <text:list-item>
          <text:p text:style-name="P24">Coordinating with the product team for their requirement for the particular iteration,</text:p>
        </text:list-item>
        <text:list-item>
          <text:p text:style-name="P25">Coordinating with other teams if required,</text:p>
        </text:list-item>
        <text:list-item>
          <text:p text:style-name="P26">We were having a meeting in which we were deciding the tasks which we were going to pick in any particular iteration depending upon the requirements of the product team.</text:p>
          <text:p text:style-name="P27">For this decision, after getting the requirements of the product team, we were telling them our available bandwith, that this much (suppose 400 hours) of work we can do in this iteration, so give us the priority sorted list of task, so that we can pick the more important task first.</text:p>
          <text:p text:style-name="P28">So when it was decided that which which projects we are going to pick in this particular iteration as a team, then we were dividing those tasks internally in our team according to the suitability. That suppose on the first day of iteration, QA guys must have something to test of previous iteration, and before they complete that testing, the development guys must complete some work in such a way that no one should <text:s/>be idle. We were basically creating the time line for every member of the team to assign them tasks.</text:p>
        </text:list-item>
        <text:list-item>
          <text:p text:style-name="P29">In each iteration, we were making one different member as the scrum master of the team, so that every member will have some idea of scrum and agile.</text:p>
        </text:list-item>
        <text:list-item>
          <text:p text:style-name="P28">time to time coordination with the product team for queries and clarification of the team members,</text:p>
        </text:list-item>
        <text:list-item>
          <text:p text:style-name="P30">After the development and testing of any product, we were having a PAT meeting (Product Assessment Test) meeting, in which were showing the developed product to the product guys. <text:span text:style-name="T22">It was also my responsibility to be present in all the PAT meeting of the team.</text:span></text:p>
        </text:list-item>
      </text:list>
      <text:p text:style-name="P31">What was the development process in your team?</text:p>
      <text:p text:style-name="P19">After the decision of the tasks, which we were picking as a team in any iteration, we were dividing the task among the team members. Depending upon the development required in the task, we were assigning back end guy (for php and database changes) front end guy (for javascript, html and css changes) and a QA <text:soft-page-break/>guy. If any task doesn’t involved frontend or backend development, then we were not assigning frontend or backend developer for that accordingly.</text:p>
      <text:p text:style-name="P19">Then first the QA guy was sharing the basic test cases based on the specification document provided by the product team. Then development started. After the development of both frontend and backend, we were assigning the task to the QA guy, who was testing it. If some bugs were found then it is corrected <text:s/>and after is passed by the QA, we were calling PAT meeting in which the product was assessed by the product team. If they passed the product then we were making that live.</text:p>
      <text:p text:style-name="P15">What was the team structure there?</text:p>
      <text:p text:style-name="P17">There in Info Edge, <text:span text:style-name="T33">they have started agile process only 6 months back and they were also in the learning phase of agile.</text:span></text:p>
      <text:p text:style-name="P17"><text:span text:style-name="T33">T</text:span>he teams were being formed and dissolved on the basis of projects.</text:p>
      <text:p text:style-name="P16">If some big requirement comes from the side of product team, then the new team <text:span text:style-name="T34">was being</text:span> formed with the target of suppose 6 months.</text:p>
      <text:p text:style-name="P16">After the end of the project the team was dissolved <text:s/>with putting the people in some other teams depending upon requirement or on any new project is assigned to the team. </text:p>
      <text:p text:style-name="P10"><text:span text:style-name="T31">C</text:span><text:span text:style-name="T30">hallenges faced at Info Edge:</text:span></text:p>
      <text:p text:style-name="P21"><text:bookmark text:name="docs-internal-guid-221f953e-c310-30a0-3ff8-45fc5614609b"/><text:span text:style-name="T47">To send the mails to the job seekers in bulk, we were using mailers in Info Edge. </text:span><text:span text:style-name="T46">Mailers </text:span><text:span text:style-name="T47">we</text:span><text:span text:style-name="T46">re the scheduled jobs </text:span><text:span text:style-name="T40">(crons)</text:span><text:span text:style-name="T46"> by which we </text:span><text:span text:style-name="T48">were </text:span><text:span text:style-name="T46">send</text:span><text:span text:style-name="T48">ing</text:span><text:span text:style-name="T46"> specific types of job</text:span><text:span text:style-name="T48">s</text:span><text:span text:style-name="T46"> related mails to our large number of job seekers in bulk. We have many types of important mailers such as DIGEST, Top Employers, JASP, Job Alert, etc. All these mailers are sent to the job seekers on some scheduled days of the week.</text:span></text:p>
      <text:p text:style-name="P22">To send these mails, first we create the mailers (all the mails to be sent are created from their components such as header, footer and other templates), then test them and then send them.</text:p>
      <text:p text:style-name="P58"/>
      <text:p text:style-name="P20"><text:span text:style-name="T36">We </text:span><text:span text:style-name="T37">were </text:span><text:span text:style-name="T36">send</text:span><text:span text:style-name="T37">ing</text:span><text:span text:style-name="T36"> the mails using some IP. Sometimes, a new IP is required to send the mails. The IP </text:span><text:span text:style-name="T38">wa</text:span><text:span text:style-name="T36">s provided to us by </text:span><text:span text:style-name="T39">the OPS team</text:span><text:span text:style-name="T36">. </text:span><text:span text:style-name="T37">The task of sending these mails was assigned to the Ops team, but we had to do the warm up of these Ips. </text:span><text:span text:style-name="T36">If we start sending 5 lakhs or more mails in a day from this new IP address from day 1, this IP will be blacklisted by gmail, yahoo, etc. So, we need to warm up this new IP by increasing the number of mails from this IP as 5k, 10k, 20k, 40k and so on day by day. When the capacity of the IP reaches to 15 to 20 lakhs mails per day, we hand over this new IP to the ops team, so that they can send the mails using this new IP.</text:span></text:p>
      <text:p text:style-name="P9"/>
      <text:p text:style-name="P11"><text:span text:style-name="T50">The mailers were written by our team. </text:span>The guy who ha<text:span text:style-name="T51">d</text:span> written the mailers was leaving for US for doing MS in some days. So the task to warm up the <text:span text:style-name="T52">ip</text:span>s was given to me. That not a difficult task but a task with responsibility because the mails were being sent to the job seekers directly using those mailers. Once before <text:span text:style-name="T49">some one </text:span><text:soft-page-break/><text:span text:style-name="T49">was doing an IP warmup and</text:span> a mistake has happened and 2 – 2 million mails had been thrown to only two email addresses <text:span text:style-name="T49">who were the first IP address in the database</text:span>. So, it was a bit risky task. <text:span text:style-name="T22">But, the guy who was the owner of the mailers, he had given me the very good KT and I documented that all for the future requirement and the IP warm up task went smoothly.</text:span></text:p>
      <text:p text:style-name="P11"/>
      <text:p text:style-name="P38">What are the important points about scrum team?</text:p>
      <text:p text:style-name="P6">There are mainly three roles that a Scrum team have:</text:p>
      <text:list xml:id="list2224105076437737257" text:style-name="L2">
        <text:list-item>
          <text:p text:style-name="P39">Project Owner – who has the responsibility of managing product backlog. Works with end users and customers and provide proper requirement to the team to build the proper product.</text:p>
        </text:list-item>
        <text:list-item>
          <text:p text:style-name="P39">Scrum Master – who works with scrum team to make sure each sprint gets complete on time. Scrum master ensure proper work flow to the team.</text:p>
        </text:list-item>
        <text:list-item>
          <text:p text:style-name="P39">Scrum Team – Each member in the team should be self-organized, dedicated and responsible for high quality of the work.</text:p>
        </text:list-item>
      </text:list>
      <text:p text:style-name="P40">Some other stake holders of the product:</text:p>
      <text:list xml:id="list4261635942821458425" text:style-name="L3">
        <text:list-item>
          <text:p text:style-name="P41">Sales team who were selling the naukri premium subscription to the job seekers, they were also one of the stake holder of the product and were kept informed about the changes.</text:p>
        </text:list-item>
      </text:list>
      <text:p text:style-name="P7"><text:line-break/><text:span text:style-name="T23">Why you left D. E. Shaw and why all this:</text:span></text:p>
      <text:list xml:id="list5329231036876801746" text:style-name="WWNum1">
        <text:list-item>
          <text:p text:style-name="P42">I had left D. E. Shaw in April 2014 and was preparing for UPSC <text:span text:style-name="T6">(</text:span><text:span text:style-name="T7">my optional subject was Physics</text:span><text:span text:style-name="T6">)</text:span>,</text:p>
        </text:list-item>
        <text:list-item>
          <text:p text:style-name="P48">After two attempts in 2015, I found it was not working for me and I decided to resume my software carrier.</text:p>
        </text:list-item>
        <text:list-item>
          <text:p text:style-name="P48">I joined infoedge in august 2015.</text:p>
        </text:list-item>
        <text:list-item>
          <text:p text:style-name="P37">My mother is <text:span text:style-name="T15">suffering with prolonged illness</text:span>.</text:p>
        </text:list-item>
        <text:list-item>
          <text:p text:style-name="P49"><text:span text:style-name="T16">My mother</text:span> had gone through gastero-intestinal tubectomy and she ha<text:span text:style-name="T15">s</text:span> some post surgery complications.</text:p>
        </text:list-item>
        <text:list-item>
          <text:p text:style-name="P50"><text:span text:style-name="T16">She had some serious health related problems during february – march. </text:span>My father was in police service and <text:span text:style-name="T16">was </text:span>about to retire. He had some prior commitments to his service. <text:span text:style-name="T16">We somehow tried to manage the situation but it became very difficult. So, </text:span>I left infoedge at that tim<text:span text:style-name="T18">e</text:span>. Now my father is retired and he can take care of my mother.</text:p>
        </text:list-item>
        <text:list-item>
          <text:p text:style-name="P50"><text:span text:style-name="T17">S</text:span>o now I am free from that responsibility <text:span text:style-name="T17">and </text:span>looking for job.</text:p>
        </text:list-item>
        <text:list-item>
          <text:p text:style-name="P51">Now, I would like to work in Java or C++ only.</text:p>
        </text:list-item>
        <text:list-item>
          <text:p text:style-name="P42">In 2015 I got selected in PT but couldn’t qualify mains,</text:p>
        </text:list-item>
        <text:list-item>
          <text:p text:style-name="P42">This time in 2016 I worked very hard but focused more on mains exam and something <text:span text:style-name="T4">bad</text:span> happened.</text:p>
        </text:list-item>
        <text:list-item>
          <text:p text:style-name="P42">7<text:span text:style-name="T1">th</text:span> August this year, the PT exam date was a bad day for me. I couldn’t perform well in my PT exam.</text:p>
        </text:list-item>
        <text:list-item>
          <text:p text:style-name="P42">It was my last chance for UPSC exam which somehow didn’t happened as I have expected.</text:p>
        </text:list-item>
        <text:list-item>
          <text:p text:style-name="P42">Now I want to resume my software career back and so I have updated my naukri profile.</text:p>
        </text:list-item>
        <text:list-item>
          <text:p text:style-name="P52">In my first job in open solutions, I have worked on C# and Oracle PL/SQL.</text:p>
        </text:list-item>
        <text:list-item>
          <text:p text:style-name="P53">In D E Shaw, I was the part of the team named UTD <text:span text:style-name="T8">of IT Front Office, Market Data, </text:span>which was responsible for the development of our inhouse high performance database and storage and maintenance of data coming from <text:soft-page-break/>different exchanges and other sources in its format. <text:span text:style-name="T5">There I had worked on C++, Java, Python, Perl, Shell script.</text:span></text:p>
          <text:p text:style-name="P54"/>
          <text:p text:style-name="P54"><text:span text:style-name="T9">Actually, t</text:span>he code of our DB was <text:span text:style-name="T10">written </text:span>in both C++ and Java. The core <text:span text:style-name="T11">data</text:span> retrieving engine of this database was written in C++ <text:span text:style-name="T12">(</text:span>for high speed retrieval <text:span text:style-name="T12">of data) </text:span>and the <text:span text:style-name="T13">data </text:span>writer module of the DB was written in java because writing was not required at such a high speed.</text:p>
          <text:p text:style-name="P55"/>
          <text:p text:style-name="P55">But we have <text:span text:style-name="T14">also</text:span> provided wrappers over the different queries of the engine in Java, Python and Perl for the clients working in different languages.</text:p>
        </text:list-item>
        <text:list-item>
          <text:p text:style-name="P43"><text:span text:style-name="T5">Now, </text:span>I would like to work in<text:span text:style-name="T3"> Java or</text:span> C++,</text:p>
        </text:list-item>
        <text:list-item>
          <text:p text:style-name="P56">Preferred job location will be Delhi/NCR, Hyderabad or Bengaluru.</text:p>
        </text:list-item>
        <text:list-item>
          <text:p text:style-name="P43">Expected salary: 18 lpa.</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14</meta:editing-cycles>
    <meta:creation-date>2016-08-16T07:20:00</meta:creation-date>
    <dc:date>2016-10-18T15:57:03.412179311</dc:date>
    <meta:editing-duration>P4DT15H17M40S</meta:editing-duration>
    <meta:generator>LibreOffice/5.1.4.2$Linux_X86_64 LibreOffice_project/10m0$Build-2</meta:generator>
    <meta:document-statistic meta:table-count="0" meta:image-count="0" meta:object-count="0" meta:page-count="5" meta:paragraph-count="71" meta:word-count="1969" meta:character-count="10532" meta:non-whitespace-character-count="8660"/>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